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bd92a" officeooo:paragraph-rsid="001bd92a"/>
    </style:style>
    <style:style style:name="P2" style:family="paragraph" style:parent-style-name="Preformatted_20_Text">
      <style:text-properties officeooo:rsid="001bd92a" officeooo:paragraph-rsid="0026a4db"/>
    </style:style>
    <style:style style:name="P3" style:family="paragraph" style:parent-style-name="Preformatted_20_Text">
      <style:text-properties officeooo:rsid="001bd92a" officeooo:paragraph-rsid="00355ea8"/>
    </style:style>
    <style:style style:name="P4" style:family="paragraph" style:parent-style-name="Preformatted_20_Text">
      <style:text-properties officeooo:rsid="0024b44c" officeooo:paragraph-rsid="00355ea8"/>
    </style:style>
    <style:style style:name="P5" style:family="paragraph" style:parent-style-name="Preformatted_20_Text">
      <style:text-properties officeooo:rsid="00355ea8" officeooo:paragraph-rsid="00355ea8"/>
    </style:style>
    <style:style style:name="P6" style:family="paragraph" style:parent-style-name="Preformatted_20_Text">
      <style:text-properties officeooo:rsid="0025704b" officeooo:paragraph-rsid="00355ea8"/>
    </style:style>
    <style:style style:name="P7" style:family="paragraph" style:parent-style-name="Preformatted_20_Text">
      <style:text-properties officeooo:rsid="00375967" officeooo:paragraph-rsid="00375967"/>
    </style:style>
    <style:style style:name="P8" style:family="paragraph" style:parent-style-name="Preformatted_20_Text">
      <style:paragraph-properties fo:margin-left="7.504cm" fo:margin-right="0cm" fo:text-indent="0cm" style:auto-text-indent="false"/>
      <style:text-properties officeooo:rsid="001bd92a" officeooo:paragraph-rsid="001bd92a"/>
    </style:style>
    <style:style style:name="P9" style:family="paragraph" style:parent-style-name="Preformatted_20_Text">
      <style:paragraph-properties fo:margin-left="7.504cm" fo:margin-right="0cm" fo:text-indent="0cm" style:auto-text-indent="false"/>
      <style:text-properties officeooo:rsid="00355ea8" officeooo:paragraph-rsid="00355ea8"/>
    </style:style>
    <style:style style:name="P10" style:family="paragraph" style:parent-style-name="Subtitle">
      <style:text-properties officeooo:rsid="001bd92a" officeooo:paragraph-rsid="001bd92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55ea8" style:font-weight-asian="bold" style:font-weight-complex="bold"/>
    </style:style>
    <style:style style:name="T3" style:family="text">
      <style:text-properties officeooo:rsid="0024b44c"/>
    </style:style>
    <style:style style:name="T4" style:family="text">
      <style:text-properties officeooo:rsid="0025704b"/>
    </style:style>
    <style:style style:name="T5" style:family="text">
      <style:text-properties officeooo:rsid="0026a4db"/>
    </style:style>
    <style:style style:name="T6" style:family="text">
      <style:text-properties officeooo:rsid="002a0009"/>
    </style:style>
    <style:style style:name="T7" style:family="text">
      <style:text-properties officeooo:rsid="00335d9c"/>
    </style:style>
    <style:style style:name="T8" style:family="text">
      <style:text-properties officeooo:rsid="00355ea8"/>
    </style:style>
    <style:style style:name="T9" style:family="text">
      <style:text-properties fo:font-weight="normal" officeooo:rsid="00355ea8" style:font-weight-asian="normal" style:font-weight-complex="normal"/>
    </style:style>
    <style:style style:name="T10" style:family="text">
      <style:text-properties fo:font-weight="normal" officeooo:rsid="0037e86c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Программно-аппаратные средства Web</text:p>
      <text:p text:style-name="P8">(с) Сергей Синица 20<text:span text:style-name="T8">20</text:span></text:p>
      <text:p text:style-name="P1"/>
      <text:p text:style-name="Subtitle">ЗАДАНИЕ <text:span text:style-name="T3">2</text:span></text:p>
      <text:p text:style-name="P5">Залить файлы в каталоге files на веб-сервер через GIT. Проверить <text:s/>загрузку файлов в браузере из вашего учебного домена. Проверить работоспособность index.php.</text:p>
      <text:p text:style-name="P4"/>
      <text:p text:style-name="P6">С помощью программы telnet или Putty выполнить задания отправкой HTTP-запросов к веб-серверу:</text:p>
      <text:p text:style-name="P4"/>
      <text:p text:style-name="P6">1) получить главную страницу методом GET в протоколе HTTP 1.0;</text:p>
      <text:p text:style-name="P4"/>
      <text:p text:style-name="P6">2) получить внутреннюю страницу методом GET в протоколе HTTP 1.1;</text:p>
      <text:p text:style-name="P4"/>
      <text:p text:style-name="P6">3) определить размер файла file.tar.gz, не скачивая его;</text:p>
      <text:p text:style-name="P4"/>
      <text:p text:style-name="P6">4) определить медиатип ресурса /image.png;</text:p>
      <text:p text:style-name="P4"/>
      <text:p text:style-name="P6">5) отправить комментарий на сервер по адресу /index.php;</text:p>
      <text:p text:style-name="P4"/>
      <text:p text:style-name="P6">6) получить первые 100 байт файла /file.tar.gz;</text:p>
      <text:p text:style-name="P4"/>
      <text:p text:style-name="P6">7) определить кодировку ресурса /index.php.</text:p>
      <text:p text:style-name="P4"/>
      <text:p text:style-name="P5">Снять 7 скриншотов, отображающих запрос и заголовки ответа веб-сервера. Сверстать веб-страницу со скриншотами, залить на веб-сервер через GIT.</text:p>
      <text:p text:style-name="P3"/>
      <text:p text:style-name="P10">СДАЧА РАБОТЫ И ОЦЕНИВАНИЕ</text:p>
      <text:p text:style-name="P1"><text:span text:style-name="T8">В</text:span> Moodle на проверку отправляется ссылка на <text:span text:style-name="T8">веб-страницу со скриншотами и ссылка на репозитарий GIT</text:span>. </text:p>
      <text:p text:style-name="P1"/>
      <text:p text:style-name="P1">Время выполнения задания до <text:span text:style-name="T7">4</text:span> часов, включая самостоятельную работу. </text:p>
      <text:p text:style-name="P1"/>
      <text:p text:style-name="P2">За задание выставляется <text:span text:style-name="T1">до </text:span><text:span text:style-name="T2">8</text:span><text:span text:style-name="T1"> баллов, </text:span><text:span text:style-name="T9">по одному на каждое задание, 2 балла за задание </text:span><text:span text:style-name="T10">5</text:span><text:span text:style-name="T9">.</text:span></text:p>
      <text:p text:style-name="P1"/>
      <text:p text:style-name="P1"><text:span text:style-name="T5">Допускается не полное выполнение задания. </text:span>Не допускается просрочка выполнения задания <text:span text:style-name="T6">(</text:span>просроченное задание оценивается в 0 баллов<text:span text:style-name="T6">)</text:span>. </text:p>
      <text:p text:style-name="P1"/>
      <text:p text:style-name="Subtitle">МЕТОДИЧЕСКИЕ УКАЗАНИЯ </text:p>
      <text:p text:style-name="P5">Ознакомьтесь с содержанием лекций 2 и 3.</text:p>
      <text:p text:style-name="P4"/>
      <text:p text:style-name="P5">Дополнительные примеры запросов можно посмотреть в учебном пособии Веб-программирование и веб-сервисы на стр. 21-22, 36-37.</text:p>
      <text:p text:style-name="P4"/>
      <text:p text:style-name="P6">Запросы нужно написать в текстовый файл и для проверки их работы отправить на веб-сервер с помощью программы telnet или Putty, добиться правильного ответа, затем снять скриншот.</text:p>
      <text:p text:style-name="P4"/>
      <text:p text:style-name="P6">Для соединения с веб-сервером с использованием telnet нужно выполнить команду:</text:p>
      <text:p text:style-name="P6">telnet &lt;ip-адрес-веб-сервера&gt; 80</text:p>
      <text:p text:style-name="P6">и далее через буфер обмена мышью скопировать запрос из текстового файла, при необходимости нажать Enter два раза. В новых версиях Windows по умолчанию telnet не устанавливается и его нужно установить отдельно через установщик компонентов Windows.</text:p>
      <text:p text:style-name="P4"/>
      <text:p text:style-name="P4"><text:span text:style-name="T4">Пример настройки соединения с учебным веб-сервером факультета см. в файле Putty.png. После соединения отправлять запрос аналогично, копированием из буфера </text:span><text:soft-page-break/><text:span text:style-name="T4">обмена мышкой.</text:span></text:p>
      <text:p text:style-name="P4"/>
      <text:p text:style-name="P7">При решении задачи 5 отправляется строка вида comment=ваш_комментарий. Необходимо использовать метод POST и корректно задать заголовки запроса Content-Type и Content-Length.</text:p>
      <text:p text:style-name="P4"/>
      <text:p text:style-name="P6">Для решения задачи 6 нужно применить заголовок запроса Range, примеры его использования посмотреть в спецификации HTTP (RFC2616)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07T12:03:43.236144562</dc:date>
    <meta:editing-duration>P1DT1H27M51S</meta:editing-duration>
    <meta:editing-cycles>21</meta:editing-cycles>
    <meta:generator>LibreOffice/6.4.7.2$Linux_X86_64 LibreOffice_project/40$Build-2</meta:generator>
    <meta:document-statistic meta:table-count="0" meta:image-count="0" meta:object-count="0" meta:page-count="2" meta:paragraph-count="28" meta:word-count="329" meta:character-count="2433" meta:non-whitespace-character-count="2127"/>
  </office:meta>
</office:document-meta>
</file>